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row table:style-name="ro1">
          <table:table-cell table:number-columns-repeated="2"/>
          <table:table-cell table:style-name="ce1" office:value-type="string" calcext:value-type="string">
            <text:p>Model_1</text:p>
          </table:table-cell>
          <table:table-cell table:style-name="ce1" office:value-type="string" calcext:value-type="string">
            <text:p>model_2(stateless)</text:p>
          </table:table-cell>
          <table:table-cell table:style-name="Default" office:value-type="string" calcext:value-type="string">
            <text:p>model_3(stateful)</text:p>
          </table:table-cell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float" office:value="46.7607081518542" calcext:value-type="float">
            <text:p>46.76071</text:p>
          </table:table-cell>
          <table:table-cell office:value-type="float" office:value="50.5074810698321" calcext:value-type="float">
            <text:p>50.50748</text:p>
          </table:table-cell>
          <table:table-cell office:value-type="float" office:value="59.0843179938192" calcext:value-type="float">
            <text:p>59.08432</text:p>
          </table:table-cell>
        </table:table-row>
        <table:table-row table:style-name="ro1">
          <table:table-cell/>
          <table:table-cell office:value-type="string" calcext:value-type="string">
            <text:p>Validation</text:p>
          </table:table-cell>
          <table:table-cell office:value-type="float" office:value="34.9131432994855" calcext:value-type="float">
            <text:p>34.91314</text:p>
          </table:table-cell>
          <table:table-cell office:value-type="float" office:value="38.9716030171479" calcext:value-type="float">
            <text:p>38.97160</text:p>
          </table:table-cell>
          <table:table-cell office:value-type="float" office:value="46.3398698051021" calcext:value-type="float">
            <text:p>46.33987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float" office:value="35.1640948159325" calcext:value-type="float">
            <text:p>35.16409</text:p>
          </table:table-cell>
          <table:table-cell office:value-type="float" office:value="39.1418361128712" calcext:value-type="float">
            <text:p>39.14184</text:p>
          </table:table-cell>
          <table:table-cell office:value-type="float" office:value="44.6144982350024" calcext:value-type="float">
            <text:p>44.61450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6:44:38.464209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2:44:07.500906901</meta:creation-date>
    <dc:date>2017-12-08T16:55:44.058577290</dc:date>
    <meta:editing-duration>PT27M10S</meta:editing-duration>
    <meta:editing-cycles>3</meta:editing-cycles>
    <meta:generator>LibreOffice/5.3.6.1$Linux_X86_64 LibreOffice_project/30m0$Build-1</meta:generator>
    <meta:document-statistic meta:table-count="1" meta:cell-count="15" meta:object-count="0"/>
  </office:meta>
</office:document-meta>
</file>